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  <style:font-face style:name="Carlito" svg:font-family="Carli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ext-properties style:font-name="Carlito" style:font-name-asian="Carlito" style:font-name-complex="Carlito"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3F3F3F" fo:border-bottom="thin solid #3F3F3F" fo:border-left="thin double #3F3F3F" fo:border-right="thin double #3F3F3F" fo:background-color="#FFFFFF"/>
    </style:style>
    <style:style style:name="T1" style:family="text" style:parent-style-name="Default">
      <style:text-properties fo:color="#000000" style:text-line-through-style="none" style:font-name="Carlito" style:font-name-asian="Carlito" style:font-name-complex="Carlito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3.46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7.80520833333333cm" style:use-optimal-column-width="true"/>
    </style:style>
    <style:style style:name="co7" style:family="table-column">
      <style:table-column-properties fo:break-before="auto" style:column-width="3.54541666666667cm" style:use-optimal-column-width="true"/>
    </style:style>
    <style:style style:name="co8" style:family="table-column">
      <style:table-column-properties fo:break-before="auto" style:column-width="1.40229166666667cm" style:use-optimal-column-width="true"/>
    </style:style>
    <style:style style:name="co9" style:family="table-column">
      <style:table-column-properties fo:break-before="auto" style:column-width="1.74625cm" style:use-optimal-column-width="true"/>
    </style:style>
    <style:style style:name="co10" style:family="table-column">
      <style:table-column-properties fo:break-before="auto" style:column-width="2.38125cm" style:use-optimal-column-width="true"/>
    </style:style>
    <style:style style:name="co11" style:family="table-column">
      <style:table-column-properties fo:break-before="auto" style:column-width="2.460625cm" style:use-optimal-column-width="true"/>
    </style:style>
    <style:style style:name="co12" style:family="table-column">
      <style:table-column-properties fo:break-before="auto" style:column-width="7.51416666666667cm" style:use-optimal-column-width="true"/>
    </style:style>
    <style:style style:name="co13" style:family="table-column">
      <style:table-column-properties fo:break-before="auto" style:column-width="2.48708333333333cm" style:use-optimal-column-width="true"/>
    </style:style>
    <style:style style:name="co14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ticul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4" table:number-columns-repeated="1637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rubro</text:p>
          </table:table-cell>
          <table:table-cell office:value-type="string" table:style-name="ce1">
            <text:p>subRubro</text:p>
          </table:table-cell>
          <table:table-cell office:value-type="string" table:style-name="ce1">
            <text:p>idDetalle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observaciones</text:p>
          </table:table-cell>
          <table:table-cell office:value-type="string" table:style-name="ce1">
            <text:p>peso</text:p>
          </table:table-cell>
          <table:table-cell office:value-type="string" table:style-name="ce1">
            <text:p>unidad</text:p>
          </table:table-cell>
          <table:table-cell office:value-type="string" table:style-name="ce5">
            <text:p>precioLista</text:p>
          </table:table-cell>
          <table:table-cell office:value-type="string" table:style-name="ce5">
            <text:p>precioNeto</text:p>
          </table:table-cell>
          <table:table-cell office:value-type="string" table:style-name="ce1">
            <text:p>urlPhoto</text:p>
          </table:table-cell>
          <table:table-cell office:value-type="string" table:style-name="ce1">
            <text:p>updated_at</text:p>
          </table:table-cell>
          <table:table-cell office:value-type="string" table:style-name="ce1">
            <text:p>created_at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CHT</text:p>
          </table:table-cell>
          <table:table-cell office:value-type="string" table:style-name="ce1">
            <text:p>ACHUE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MO</text:p>
          </table:table-cell>
          <table:table-cell office:value-type="string" table:style-name="ce1">
            <text:p>AJI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N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JPC</text:p>
          </table:table-cell>
          <table:table-cell office:value-type="string" table:style-name="ce1">
            <text:p>AJO EN POLVO</text:p>
          </table:table-cell>
          <table:table-cell office:value-type="string" table:style-name="ce1">
            <text:p>Chino Blanc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AC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Chi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PNA</text:p>
          </table:table-cell>
          <table:table-cell office:value-type="string" table:style-name="ce1">
            <text:p>AJO PARTIDO</text:p>
          </table:table-cell>
          <table:table-cell office:value-type="string" table:style-name="ce1">
            <text:p>Nacion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GM</text:p>
          </table:table-cell>
          <table:table-cell office:value-type="string" table:style-name="ce1">
            <text:p>ANIS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NTG</text:p>
          </table:table-cell>
          <table:table-cell office:value-type="string" table:style-name="ce1">
            <text:p>ANTICUAGUL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A</text:p>
          </table:table-cell>
          <table:table-cell office:value-type="string" table:style-name="ce1">
            <text:p>CALER "A" (fijador color se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LS</text:p>
          </table:table-cell>
          <table:table-cell office:value-type="string" table:style-name="ce1">
            <text:p>CALER "S" (fijador color frescos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MO</text:p>
          </table:table-cell>
          <table:table-cell office:value-type="string" table:style-name="ce1">
            <text:p>CANEL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ARM</text:p>
          </table:table-cell>
          <table:table-cell office:value-type="string" table:style-name="ce1">
            <text:p>CARM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YNO</text:p>
          </table:table-cell>
          <table:table-cell office:value-type="string" table:style-name="ce1">
            <text:p>CAYEN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HIM</text:p>
          </table:table-cell>
          <table:table-cell office:value-type="string" table:style-name="ce1">
            <text:p>CHIMICHURR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G</text:p>
          </table:table-cell>
          <table:table-cell office:value-type="string" table:style-name="ce1">
            <text:p>CLAVO DE OLOR EN GR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LOM</text:p>
          </table:table-cell>
          <table:table-cell office:value-type="string" table:style-name="ce1">
            <text:p>CLAVO OLOR MOLIDO (PEDUNCULO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VG</text:p>
          </table:table-cell>
          <table:table-cell office:value-type="string" table:style-name="ce1">
            <text:p>COLORANTE VEGET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MMO</text:p>
          </table:table-cell>
          <table:table-cell office:value-type="string" table:style-name="ce1">
            <text:p>COMIN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ARROZ</text:p>
          </table:table-cell>
          <table:table-cell office:value-type="string" table:style-name="ce1">
            <text:p>CONDIMENTO PARA ARRO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ZZA</text:p>
          </table:table-cell>
          <table:table-cell office:value-type="string" table:style-name="ce1">
            <text:p>CONDIMENTO PIZZ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OMO</text:p>
          </table:table-cell>
          <table:table-cell office:value-type="string" table:style-name="ce1">
            <text:p>CORIANDR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CURC</text:p>
          </table:table-cell>
          <table:table-cell office:value-type="string" table:style-name="ce1">
            <text:p>CURCUM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DEXT</text:p>
          </table:table-cell>
          <table:table-cell office:value-type="string" table:style-name="ce1">
            <text:p>DEXTRO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ESSU</text:p>
          </table:table-cell>
          <table:table-cell office:value-type="string" table:style-name="ce1">
            <text:p>ESPECIAS SURTID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E</text:p>
          </table:table-cell>
          <table:table-cell office:value-type="string" table:style-name="ce1">
            <text:p>FIUMER "E" (fosfato emuls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FIUI</text:p>
          </table:table-cell>
          <table:table-cell office:value-type="string" table:style-name="ce1">
            <text:p>FIUMER "I" (fosfato inyeccio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LMO</text:p>
          </table:table-cell>
          <table:table-cell office:value-type="string" table:style-name="ce1">
            <text:p>GLUTAMATO MONOSOD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GMEX</text:p>
          </table:table-cell>
          <table:table-cell office:value-type="string" table:style-name="ce1">
            <text:p>GOME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HIGM</text:p>
          </table:table-cell>
          <table:table-cell office:value-type="string" table:style-name="ce1">
            <text:p>HINOJO EN GRANO O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JENG</text:p>
          </table:table-cell>
          <table:table-cell office:value-type="string" table:style-name="ce1">
            <text:p>JENGI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AUM</text:p>
          </table:table-cell>
          <table:table-cell office:value-type="string" table:style-name="ce1">
            <text:p>LAUREL MOLI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LIGAM</text:p>
          </table:table-cell>
          <table:table-cell office:value-type="string" table:style-name="ce1">
            <text:p>LIGA PARA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SO</text:p>
          </table:table-cell>
          <table:table-cell office:value-type="string" table:style-name="ce1">
            <text:p>NITRA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ZMM</text:p>
          </table:table-cell>
          <table:table-cell office:value-type="string" table:style-name="ce1">
            <text:p>NUEZ MOSCADA 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ORGA</text:p>
          </table:table-cell>
          <table:table-cell office:value-type="string" table:style-name="ce1">
            <text:p>OREGAN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ERH</text:p>
          </table:table-cell>
          <table:table-cell office:value-type="string" table:style-name="ce1">
            <text:p>PEREJIL EN HOJ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B</text:p>
          </table:table-cell>
          <table:table-cell office:value-type="string" table:style-name="ce1">
            <text:p>PIMENTA BLANCA GRANO 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ME</text:p>
          </table:table-cell>
          <table:table-cell office:value-type="string" table:style-name="ce1">
            <text:p>PIMENTON ESENCI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IAH</text:p>
          </table:table-cell>
          <table:table-cell office:value-type="string" table:style-name="ce1">
            <text:p>PIMENTON AHUMAD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NGR</text:p>
          </table:table-cell>
          <table:table-cell office:value-type="string" table:style-name="ce1">
            <text:p>PIMIENTA NEGRA GRANO/PART/MOL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PROV</text:p>
          </table:table-cell>
          <table:table-cell office:value-type="string" table:style-name="ce1">
            <text:p>PROVENZAL IMPORTA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</text:p>
          </table:table-cell>
          <table:table-cell office:value-type="string" table:style-name="ce1">
            <text:p>S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X</text:p>
          </table:table-cell>
          <table:table-cell office:value-type="string" table:style-name="ce1">
            <text:p>SAL ANTIOXID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SALC</text:p>
          </table:table-cell>
          <table:table-cell office:value-type="string" table:style-name="ce1">
            <text:p>SAL DE CUR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especi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ES-NITR</text:p>
          </table:table-cell>
          <table:table-cell office:value-type="string" table:style-name="ce1">
            <text:p>NITRIT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ULS</text:p>
          </table:table-cell>
          <table:table-cell office:value-type="string" table:style-name="ce1">
            <text:p>SULF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01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Z25</text:p>
          </table:table-cell>
          <table:table-cell office:value-type="string" table:style-name="ce1">
            <text:p>FECULA DE MAIZ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01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MA25</text:p>
          </table:table-cell>
          <table:table-cell office:value-type="string" table:style-name="ce1">
            <text:p>FECULA DE MANDIOC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01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P25</text:p>
          </table:table-cell>
          <table:table-cell office:value-type="string" table:style-name="ce1">
            <text:p>FECULA DE PAP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01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FET25</text:p>
          </table:table-cell>
          <table:table-cell office:value-type="string" table:style-name="ce1">
            <text:p>FECULA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01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GLT25</text:p>
          </table:table-cell>
          <table:table-cell office:value-type="string" table:style-name="ce1">
            <text:p>GLUTEN DE TRIGO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J20</text:p>
          </table:table-cell>
          <table:table-cell office:value-type="string" table:style-name="ce1">
            <text:p>HARINA DE SOJ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F01</text:p>
          </table:table-cell>
          <table:table-cell office:value-type="string" table:style-name="ce1">
            <text:p>HARINA DE SOJA FI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01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OG30</text:p>
          </table:table-cell>
          <table:table-cell office:value-type="string" table:style-name="ce1">
            <text:p>HARINA DE SOJA GRUESA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RBZ25</text:p>
          </table:table-cell>
          <table:table-cell office:value-type="string" table:style-name="ce1">
            <text:p>REBOZADOR BALONIX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01</text:p>
          </table:table-cell>
          <table:table-cell office:value-type="string" table:style-name="ce1">
            <text:p>SANGRE ENTERA (NUTRAGEL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SAE20</text:p>
          </table:table-cell>
          <table:table-cell office:value-type="string" table:style-name="ce1">
            <text:p>SANGRE ENTERA X 20 K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harin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-PRLL25</text:p>
          </table:table-cell>
          <table:table-cell office:value-type="string" table:style-name="ce1">
            <text:p>PAN RALLADO X 25 KG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5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10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F01</text:p>
          </table:table-cell>
          <table:table-cell office:value-type="string" table:style-name="ce1">
            <text:p>INTEGRAL CHORIZO FRESC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5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10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HC01</text:p>
          </table:table-cell>
          <table:table-cell office:value-type="string" table:style-name="ce1">
            <text:p>INTEGRAL CHORIZO FRESCO COLORAD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05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10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C01</text:p>
          </table:table-cell>
          <table:table-cell office:value-type="string" table:style-name="ce1">
            <text:p>INTEGRAL SALCHICHA FRESC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5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10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C01</text:p>
          </table:table-cell>
          <table:table-cell office:value-type="string" table:style-name="ce1">
            <text:p>INTEGRAL HAMBURGUESA S/CARNE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5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10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AP01</text:p>
          </table:table-cell>
          <table:table-cell office:value-type="string" table:style-name="ce1">
            <text:p>INTEGRAL HAMBURGUESA S/POLLO</text:p>
          </table:table-cell>
          <table:table-cell office:value-type="string" table:style-name="ce1">
            <text:p>Uso 5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5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10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-MIC01</text:p>
          </table:table-cell>
          <table:table-cell office:value-type="string" table:style-name="ce1">
            <text:p>INTEGRAL MILANESA DE CARNE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5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10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IP01</text:p>
          </table:table-cell>
          <table:table-cell office:value-type="string" table:style-name="ce1">
            <text:p>INTEGRAL MILANESA S/POLLO</text:p>
          </table:table-cell>
          <table:table-cell office:value-type="string" table:style-name="ce1">
            <text:p>Uso 1 <text:s/>x 6 Ag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5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10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AL01</text:p>
          </table:table-cell>
          <table:table-cell office:value-type="string" table:style-name="ce1">
            <text:p>INTEGRAL SALAME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5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10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LOG01</text:p>
          </table:table-cell>
          <table:table-cell office:value-type="string" table:style-name="ce1">
            <text:p>INTEGRAL LONGANIZA ESPAÑOLA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5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10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RE01</text:p>
          </table:table-cell>
          <table:table-cell office:value-type="string" table:style-name="ce1">
            <text:p>INTEGRAL CRESPON Y CANTIMPALO</text:p>
          </table:table-cell>
          <table:table-cell office:value-type="string" table:style-name="ce1">
            <text:p>Uso 10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5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10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BOJ01</text:p>
          </table:table-cell>
          <table:table-cell office:value-type="string" table:style-name="ce1">
            <text:p>INTEGRAL BONDIOLA Y JAMON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5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10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MOR01</text:p>
          </table:table-cell>
          <table:table-cell office:value-type="string" table:style-name="ce1">
            <text:p>INTEGRAL MORCILLA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5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10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C01</text:p>
          </table:table-cell>
          <table:table-cell office:value-type="string" table:style-name="ce1">
            <text:p>INTEGRAL QUESO DE CERDO</text:p>
          </table:table-cell>
          <table:table-cell office:value-type="string" table:style-name="ce1">
            <text:p>Uso 7 x 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05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AN10</text:p>
          </table:table-cell>
          <table:table-cell office:value-type="string" table:style-name="ce1">
            <text:p>INTEGRAL PANCET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CIE01</text:p>
          </table:table-cell>
          <table:table-cell office:value-type="string" table:style-name="ce1">
            <text:p>INTEGRAL CIERVO Y ÑANDU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HUM01</text:p>
          </table:table-cell>
          <table:table-cell office:value-type="string" table:style-name="ce1">
            <text:p>SABOR A HUM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JAM01</text:p>
          </table:table-cell>
          <table:table-cell office:value-type="string" table:style-name="ce1">
            <text:p>SABOR A JAMON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POLL01</text:p>
          </table:table-cell>
          <table:table-cell office:value-type="string" table:style-name="ce1">
            <text:p>SABOR A POLL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QUE01</text:p>
          </table:table-cell>
          <table:table-cell office:value-type="string" table:style-name="ce1">
            <text:p>SABOR A QUES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AJO01</text:p>
          </table:table-cell>
          <table:table-cell office:value-type="string" table:style-name="ce1">
            <text:p>SABORIZANTE AJO</text:p>
          </table:table-cell>
          <table:table-cell office:value-type="string" table:style-name="ce1">
            <text:p>Concentracion 1 x 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O01</text:p>
          </table:table-cell>
          <table:table-cell office:value-type="string" table:style-name="ce1">
            <text:p>SABORIZANTE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E01</text:p>
          </table:table-cell>
          <table:table-cell office:value-type="string" table:style-name="ce1">
            <text:p>SABORIZANTE CHORIZO ESPECIA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CHP01</text:p>
          </table:table-cell>
          <table:table-cell office:value-type="string" table:style-name="ce1">
            <text:p>SABORIZANTE CHORIZO P/C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AT01</text:p>
          </table:table-cell>
          <table:table-cell office:value-type="string" table:style-name="ce1">
            <text:p>SABORIZANTE MATAMBR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MOR01</text:p>
          </table:table-cell>
          <table:table-cell office:value-type="string" table:style-name="ce1">
            <text:p>SABORIZANTE MORCILL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RAV01</text:p>
          </table:table-cell>
          <table:table-cell office:value-type="string" table:style-name="ce1">
            <text:p>SABORIZANTE RAVIO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PIM05</text:p>
          </table:table-cell>
          <table:table-cell office:value-type="string" table:style-name="ce1">
            <text:p>SABOR PIMIENT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tegrale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N-SNZ05</text:p>
          </table:table-cell>
          <table:table-cell office:value-type="string" table:style-name="ce1">
            <text:p>SABOR NUEZ MOSCADA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2</text:p>
          </table:table-cell>
          <table:table-cell office:value-type="string" table:style-name="ce1">
            <text:p>ORILLA VACUNA 40/4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244</text:p>
          </table:table-cell>
          <table:table-cell office:value-type="string" table:style-name="ce1">
            <text:p>ORILLA VACUNA 42/4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446</text:p>
          </table:table-cell>
          <table:table-cell office:value-type="string" table:style-name="ce1">
            <text:p>ORILLA VACUNA 44/4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TVAC</text:p>
          </table:table-cell>
          <table:table-cell office:value-type="string" table:style-name="ce1">
            <text:p>TRIPON VACUNO (planchado y blanqueado)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3-15</text:p>
          </table:table-cell>
          <table:table-cell office:value-type="string" table:style-name="ce1">
            <text:p>ORILLA VACUNA 40/4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4043-30</text:p>
          </table:table-cell>
          <table:table-cell office:value-type="string" table:style-name="ce1">
            <text:p>ORILLA VACUNA 40/4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IP</text:p>
          </table:table-cell>
          <table:table-cell office:value-type="string" table:style-name="ce1">
            <text:p>CHINEZCA IMPORTADA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NA</text:p>
          </table:table-cell>
          <table:table-cell office:value-type="string" table:style-name="ce1">
            <text:p>CHINEZCA NACIONAL 38/4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OVIN</text:p>
          </table:table-cell>
          <table:table-cell office:value-type="string" table:style-name="ce1">
            <text:p>OVINO 22/2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TUBO24</text:p>
          </table:table-cell>
          <table:table-cell office:value-type="string" table:style-name="ce1">
            <text:p>TUBO 2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HINATC</text:p>
          </table:table-cell>
          <table:table-cell office:value-type="string" table:style-name="ce1">
            <text:p>CHINEZCA NACIONAL TIRAS CORT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24</text:p>
          </table:table-cell>
          <table:table-cell office:value-type="string" table:style-name="ce1">
            <text:p>COLAGENO 24</text:p>
          </table:table-cell>
          <table:table-cell table:style-name="ce1"/>
          <table:table-cell office:value-type="float" office:value="425" table:style-name="ce1">
            <text:p>425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25</text:p>
          </table:table-cell>
          <table:table-cell office:value-type="string" table:style-name="ce1">
            <text:p>COLAGENO 25</text:p>
          </table:table-cell>
          <table:table-cell table:style-name="ce1"/>
          <table:table-cell office:value-type="float" office:value="630" table:style-name="ce1">
            <text:p>630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45</text:p>
          </table:table-cell>
          <table:table-cell office:value-type="string" table:style-name="ce1">
            <text:p>COLAGENO 45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50</text:p>
          </table:table-cell>
          <table:table-cell office:value-type="string" table:style-name="ce1">
            <text:p>COLAGENO 5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55</text:p>
          </table:table-cell>
          <table:table-cell office:value-type="string" table:style-name="ce1">
            <text:p>COLAGENO 55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60</text:p>
          </table:table-cell>
          <table:table-cell office:value-type="string" table:style-name="ce1">
            <text:p>COLAGENO 6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80</text:p>
          </table:table-cell>
          <table:table-cell office:value-type="string" table:style-name="ce1">
            <text:p>COLAGENO 80 (FIBRAN)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C1856</text:p>
          </table:table-cell>
          <table:table-cell office:value-type="string" table:style-name="ce1">
            <text:p>BOLSAS CRISTAL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OLMORT</text:p>
          </table:table-cell>
          <table:table-cell office:value-type="string" table:style-name="ce1">
            <text:p>BOLSAS MORT. POLIAMIDA marro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QUE</text:p>
          </table:table-cell>
          <table:table-cell office:value-type="string" table:style-name="ce1">
            <text:p>BOLSAS QUESO DE CERDO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RO1856</text:p>
          </table:table-cell>
          <table:table-cell office:value-type="string" table:style-name="ce1">
            <text:p>BOLSAS ROJAS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SJA1856</text:p>
          </table:table-cell>
          <table:table-cell office:value-type="string" table:style-name="ce1">
            <text:p>BOLSAS SALCHICHON C/JAMON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BOLSAP1856</text:p>
          </table:table-cell>
          <table:table-cell office:value-type="string" table:style-name="ce1">
            <text:p>BOLSAS SALCHICHON PRIMAV 18 X 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EL4650</text:p>
          </table:table-cell>
          <table:table-cell office:value-type="string" table:style-name="ce1">
            <text:p>CELOFAN MICROPOROSO 46 X 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CEL7090</text:p>
          </table:table-cell>
          <table:table-cell office:value-type="string" table:style-name="ce1">
            <text:p>CELOFAN MICROPOROSO 70 x 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GANME</text:p>
          </table:table-cell>
          <table:table-cell office:value-type="string" table:style-name="ce1">
            <text:p>GANCHOS METALICOS N° 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IPOS</text:p>
          </table:table-cell>
          <table:table-cell office:value-type="string" table:style-name="ce1">
            <text:p>HIPOCLORITO DE SOD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PFOL</text:p>
          </table:table-cell>
          <table:table-cell office:value-type="string" table:style-name="ce1">
            <text:p>PAPEL FOLEX P/HAMBURGUES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STD</text:p>
          </table:table-cell>
          <table:table-cell office:value-type="string" table:style-name="ce1">
            <text:p>PASTA DESENGRASAN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BC</text:p>
          </table:table-cell>
          <table:table-cell office:value-type="string" table:style-name="ce1">
            <text:p>RED BONDIOLA CUADRADA POR RE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BX</text:p>
          </table:table-cell>
          <table:table-cell office:value-type="string" table:style-name="ce1">
            <text:p>RED BONDIOLA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ts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REDMOR</text:p>
          </table:table-cell>
          <table:table-cell office:value-type="string" table:style-name="ce1">
            <text:p>RED MORTADELA COLO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tripa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VASE</text:p>
          </table:table-cell>
          <table:table-cell office:value-type="string" table:style-name="ce1">
            <text:p>VASELINA LIQUID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AMM</text:p>
          </table:table-cell>
          <table:table-cell office:value-type="string" table:style-name="ce1">
            <text:p>HAMBURGUESERA MEDIAN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HAMC</text:p>
          </table:table-cell>
          <table:table-cell office:value-type="string" table:style-name="ce1">
            <text:p>HAMBURGUESERA CHICA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AC</text:p>
          </table:table-cell>
          <table:table-cell office:value-type="string" table:style-name="ce1">
            <text:p>EMBUDO ACER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LES</text:p>
          </table:table-cell>
          <table:table-cell office:value-type="string" table:style-name="ce1">
            <text:p>PALITOS ESPUELA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ALO</text:p>
          </table:table-cell>
          <table:table-cell office:value-type="string" table:style-name="ce1">
            <text:p>PALO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PA32</text:p>
          </table:table-cell>
          <table:table-cell office:value-type="string" table:style-name="ce1">
            <text:p>EMBUDO PLASTICO 32 CHORIZ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EMBA</text:p>
          </table:table-cell>
          <table:table-cell office:value-type="string" table:style-name="ce1">
            <text:p>EMBUD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DISCP</text:p>
          </table:table-cell>
          <table:table-cell office:value-type="string" table:style-name="ce1">
            <text:p>DISCO PLASTIC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alimentaria</text:p>
          </table:table-cell>
          <table:table-cell office:value-type="string" table:style-name="ce1">
            <text:p>insumos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TR-PINCH</text:p>
          </table:table-cell>
          <table:table-cell office:value-type="string" table:style-name="ce1">
            <text:p>PINCH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330</text:p>
          </table:table-cell>
          <table:table-cell office:value-type="string" table:style-name="ce1">
            <text:p>HILO CRUDO Nº 3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3B330.jpg</text:p>
          </table:table-cell>
          <table:table-cell table:number-columns-repeated="1637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B900</text:p>
          </table:table-cell>
          <table:table-cell office:value-type="string" table:style-name="ce1">
            <text:p>HILO CRUDO Nº 3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3B900.jpg</text:p>
          </table:table-cell>
          <table:table-cell table:number-columns-repeated="1637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330</text:p>
          </table:table-cell>
          <table:table-cell office:value-type="string" table:style-name="ce1">
            <text:p>HILO CRUDO Nº 4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4B330.jpg</text:p>
          </table:table-cell>
          <table:table-cell table:number-columns-repeated="1637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4B900</text:p>
          </table:table-cell>
          <table:table-cell office:value-type="string" table:style-name="ce1">
            <text:p>HILO CRUDO Nº 4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4B900.jpg</text:p>
          </table:table-cell>
          <table:table-cell table:number-columns-repeated="1637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5B330</text:p>
          </table:table-cell>
          <table:table-cell office:value-type="string" table:style-name="ce1">
            <text:p>HILO CRUDO Nº 5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5B330.jpg</text:p>
          </table:table-cell>
          <table:table-cell table:number-columns-repeated="1637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6B330</text:p>
          </table:table-cell>
          <table:table-cell office:value-type="string" table:style-name="ce1">
            <text:p>HILO CRUDO Nº 6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330</text:p>
          </table:table-cell>
          <table:table-cell office:value-type="string" table:style-name="ce1">
            <text:p>HILO CRUDO Nº 8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8B330.jpg</text:p>
          </table:table-cell>
          <table:table-cell table:number-columns-repeated="1637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B800</text:p>
          </table:table-cell>
          <table:table-cell office:value-type="string" table:style-name="ce1">
            <text:p>HILO CRUDO Nº 8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8B800.jpg</text:p>
          </table:table-cell>
          <table:table-cell table:number-columns-repeated="1637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1B900</text:p>
          </table:table-cell>
          <table:table-cell office:value-type="string" table:style-name="ce1">
            <text:p>HILO CRUDO Nº 11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11B900.jpg</text:p>
          </table:table-cell>
          <table:table-cell table:number-columns-repeated="1637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5B800</text:p>
          </table:table-cell>
          <table:table-cell office:value-type="string" table:style-name="ce1">
            <text:p>HILO CRUDO Nº 15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15B800.jpg</text:p>
          </table:table-cell>
          <table:table-cell table:number-columns-repeated="1637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2B800</text:p>
          </table:table-cell>
          <table:table-cell office:value-type="string" table:style-name="ce1">
            <text:p>HILO CRUDO Nº 22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22B800.jpg</text:p>
          </table:table-cell>
          <table:table-cell table:number-columns-repeated="1637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7B800</text:p>
          </table:table-cell>
          <table:table-cell office:value-type="string" table:style-name="ce1">
            <text:p>HILO CRUDO Nº 27 BOBINA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27B800.jpg</text:p>
          </table:table-cell>
          <table:table-cell table:number-columns-repeated="1637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3A330</text:p>
          </table:table-cell>
          <table:table-cell office:value-type="string" table:style-name="ce1">
            <text:p>HILO PULIDO AMARILLO Nº 3 BOBINA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30</text:p>
          </table:table-cell>
          <table:table-cell office:value-type="string" table:style-name="ce1">
            <text:p>HILO CRUDO Nº 3 OVILLO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O30.jpg</text:p>
          </table:table-cell>
          <table:table-cell table:number-columns-repeated="1637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50</text:p>
          </table:table-cell>
          <table:table-cell office:value-type="string" table:style-name="ce1">
            <text:p>HILO CRUDO Nº 4 OVILLO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O50.jpg</text:p>
          </table:table-cell>
          <table:table-cell table:number-columns-repeated="1637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100</text:p>
          </table:table-cell>
          <table:table-cell office:value-type="string" table:style-name="ce1">
            <text:p>HILO CRUDO Nº 4 OVILLO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O100.jpg</text:p>
          </table:table-cell>
          <table:table-cell table:number-columns-repeated="1637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3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O30.jpg</text:p>
          </table:table-cell>
          <table:table-cell table:number-columns-repeated="1637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5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O50.jpg</text:p>
          </table:table-cell>
          <table:table-cell table:number-columns-repeated="1637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100</text:p>
          </table:table-cell>
          <table:table-cell office:value-type="string" table:style-name="ce1">
            <text:p>HILO PULIDO AMARILLO Nº 3 OVILLO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O100.jpg</text:p>
          </table:table-cell>
          <table:table-cell table:number-columns-repeated="1637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GRIS</text:p>
          </table:table-cell>
          <table:table-cell office:value-type="string" table:style-name="ce1">
            <text:p>HILO COLOR GRIS TOP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OX50GRIS.jpg</text:p>
          </table:table-cell>
          <table:table-cell table:number-columns-repeated="1637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BX50</text:p>
          </table:table-cell>
          <table:table-cell office:value-type="string" table:style-name="ce1">
            <text:p>HILO COLOR BLANC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OBX50.jpg</text:p>
          </table:table-cell>
          <table:table-cell table:number-columns-repeated="1637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CEL</text:p>
          </table:table-cell>
          <table:table-cell office:value-type="string" table:style-name="ce1">
            <text:p>HILO COLOR CELESTE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OX50CEL.jpg</text:p>
          </table:table-cell>
          <table:table-cell table:number-columns-repeated="1637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FRA</text:p>
          </table:table-cell>
          <table:table-cell office:value-type="string" table:style-name="ce1">
            <text:p>HILO COLOR FRANCI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OX50FRA.jpg</text:p>
          </table:table-cell>
          <table:table-cell table:number-columns-repeated="1637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AR</text:p>
          </table:table-cell>
          <table:table-cell office:value-type="string" table:style-name="ce1">
            <text:p>HILO COLOR NARANJ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NEG</text:p>
          </table:table-cell>
          <table:table-cell office:value-type="string" table:style-name="ce1">
            <text:p>HILO COLOR NEGR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X50</text:p>
          </table:table-cell>
          <table:table-cell office:value-type="string" table:style-name="ce1">
            <text:p>HILO COLOR ROSA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ORX50.jpg</text:p>
          </table:table-cell>
          <table:table-cell table:number-columns-repeated="1637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VCX100</text:p>
          </table:table-cell>
          <table:table-cell office:value-type="string" table:style-name="ce1">
            <text:p>HILO COLOR VERDE CLAR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OVCX100.jpg</text:p>
          </table:table-cell>
          <table:table-cell table:number-columns-repeated="1637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VERDE</text:p>
          </table:table-cell>
          <table:table-cell office:value-type="string" table:style-name="ce1">
            <text:p>HILO COLOR VERDE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AZU</text:p>
          </table:table-cell>
          <table:table-cell office:value-type="string" table:style-name="ce1">
            <text:p>HILO COLOR AZUL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ROX100</text:p>
          </table:table-cell>
          <table:table-cell office:value-type="string" table:style-name="ce1">
            <text:p>HILO COLOR ROJ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BOX</text:p>
          </table:table-cell>
          <table:table-cell office:value-type="string" table:style-name="ce1">
            <text:p>HILO COLOR BORDO OVILLO 5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OX50MUL</text:p>
          </table:table-cell>
          <table:table-cell office:value-type="string" table:style-name="ce1">
            <text:p>HILO MULTICOLOR OVILLO 50 G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YOX100</text:p>
          </table:table-cell>
          <table:table-cell office:value-type="string" table:style-name="ce1">
            <text:p>HILO YUTE OVILLO 10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YOX100.jpg</text:p>
          </table:table-cell>
          <table:table-cell table:number-columns-repeated="1637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SOX100</text:p>
          </table:table-cell>
          <table:table-cell office:value-type="string" table:style-name="ce1">
            <text:p>HILO SISAL OVILLO 80 G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SOX100.jpg</text:p>
          </table:table-cell>
          <table:table-cell table:number-columns-repeated="1637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7X100</text:p>
          </table:table-cell>
          <table:table-cell office:value-type="string" table:style-name="ce1">
            <text:p>HILO PIOLIN Nº 27 X 100 G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P27X100.jpg</text:p>
          </table:table-cell>
          <table:table-cell table:number-columns-repeated="1637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papeler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4X50G</text:p>
          </table:table-cell>
          <table:table-cell office:value-type="string" table:style-name="ce1">
            <text:p>HILO CRUDO PIOLIN Nº 24 X 50 G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P24X50G.jpg</text:p>
          </table:table-cell>
          <table:table-cell table:number-columns-repeated="16372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X120G</text:span></text:p>
          </table:table-cell>
          <table:table-cell office:value-type="string" table:style-name="ce2">
            <text:p>HILO MAQ. ATA. S/NÚCLEO BOBINA 120 g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PFX120G.jpg</text:p>
          </table:table-cell>
          <table:table-cell table:number-columns-repeated="16372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100</text:span></text:p>
          </table:table-cell>
          <table:table-cell office:value-type="string" table:style-name="ce2">
            <text:p>HILO MAQ. ATA. POLIESTER BOBINA 80g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3">
            <text:p>assets/img/catalogo/HPOL100.jpg</text:p>
          </table:table-cell>
          <table:table-cell table:number-columns-repeated="16372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900</text:span></text:p>
          </table:table-cell>
          <table:table-cell office:value-type="string" table:style-name="ce2">
            <text:p>HILO PULIDO AMARILL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3A900.jpg</text:p>
          </table:table-cell>
          <table:table-cell table:number-columns-repeated="16372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6AB900</text:span></text:p>
          </table:table-cell>
          <table:table-cell office:value-type="string" table:style-name="ce2">
            <text:p>HILO PULIDO AMARILLO Nº 6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6AB900.jpg</text:p>
          </table:table-cell>
          <table:table-cell table:number-columns-repeated="16372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9AB900G</text:span></text:p>
          </table:table-cell>
          <table:table-cell office:value-type="string" table:style-name="ce2">
            <text:p>HILO PULIDO AMARILLO Nº 9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9AB900G.jpg</text:p>
          </table:table-cell>
          <table:table-cell table:number-columns-repeated="16372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N900</text:span></text:p>
          </table:table-cell>
          <table:table-cell office:value-type="string" table:style-name="ce2">
            <text:p>HILO PULIDO NARANJA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3N900.jpg</text:p>
          </table:table-cell>
          <table:table-cell table:number-columns-repeated="16372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R900</text:span></text:p>
          </table:table-cell>
          <table:table-cell office:value-type="string" table:style-name="ce2">
            <text:p>HILO PULIDO ROJ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9R900</text:span></text:p>
          </table:table-cell>
          <table:table-cell office:value-type="string" table:style-name="ce2">
            <text:p>HILO PULIDO ROJO Nº 9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R900</text:span></text:p>
          </table:table-cell>
          <table:table-cell office:value-type="string" table:style-name="ce2">
            <text:p>HILO PULIDO AMARILL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3AR900.jpg</text:p>
          </table:table-cell>
          <table:table-cell table:number-columns-repeated="16372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V900</text:span></text:p>
          </table:table-cell>
          <table:table-cell office:value-type="string" table:style-name="ce2">
            <text:p>HILO PULIDO AMARILL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3AV900.jpg</text:p>
          </table:table-cell>
          <table:table-cell table:number-columns-repeated="16372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R900</text:span></text:p>
          </table:table-cell>
          <table:table-cell office:value-type="string" table:style-name="ce2">
            <text:p>HILO PULIDO BLANC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3BR900.jpg</text:p>
          </table:table-cell>
          <table:table-cell table:number-columns-repeated="16372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A900</text:span></text:p>
          </table:table-cell>
          <table:table-cell office:value-type="string" table:style-name="ce2">
            <text:p>HILO PULIDO BLANCO Y AZUL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3BA900.jpg</text:p>
          </table:table-cell>
          <table:table-cell table:number-columns-repeated="16372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V900</text:span></text:p>
          </table:table-cell>
          <table:table-cell office:value-type="string" table:style-name="ce2">
            <text:p>HILO PULIDO BLANC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BRV900</text:span></text:p>
          </table:table-cell>
          <table:table-cell office:value-type="string" table:style-name="ce2">
            <text:p>HILO PULIDO BLANCO, ROJO Y VERDE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3BRV900.jpg</text:p>
          </table:table-cell>
          <table:table-cell table:number-columns-repeated="16372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3ARN</text:span></text:p>
          </table:table-cell>
          <table:table-cell office:value-type="string" table:style-name="ce2">
            <text:p>HILO PULIDO AMARILLO, ROJO Y NEGR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3ARN.jpg</text:p>
          </table:table-cell>
          <table:table-cell table:number-columns-repeated="16372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A</text:span></text:p>
          </table:table-cell>
          <table:table-cell office:value-type="string" table:style-name="ce2">
            <text:p>HILO PULIDO FULL AMARILLO Nº 3 BOBINA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FA.jpg</text:p>
          </table:table-cell>
          <table:table-cell table:number-columns-repeated="16372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ARB</text:span></text:p>
          </table:table-cell>
          <table:table-cell office:value-type="string" table:style-name="ce2">
            <text:p>HILO PULIDO FULL AMARILLO Y ROJO Nº 3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FARB.jpg</text:p>
          </table:table-cell>
          <table:table-cell table:number-columns-repeated="16372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R800</text:span></text:p>
          </table:table-cell>
          <table:table-cell office:value-type="string" table:style-name="ce2">
            <text:p>HILO PULIDO FULL BLANCO Y ROJO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FBR800.jpg</text:p>
          </table:table-cell>
          <table:table-cell table:number-columns-repeated="16372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A800</text:span></text:p>
          </table:table-cell>
          <table:table-cell office:value-type="string" table:style-name="ce2">
            <text:p>HILO PULIDO FULL BLANCO Y AZUL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FBV800</text:span></text:p>
          </table:table-cell>
          <table:table-cell office:value-type="string" table:style-name="ce2">
            <text:p>HILO PULIDO FULL BLANCO Y VERDE Nº 3</text:p>
          </table:table-cell>
          <table:table-cell table:style-name="ce2"/>
          <table:table-cell office:value-type="float" office:value="800" table:style-name="ce1">
            <text:p>8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4">
            <text:p>HP27C</text:p>
          </table:table-cell>
          <table:table-cell office:value-type="string" table:style-name="ce2">
            <text:p>HILO MORTADELA BOCHA CRUDO 27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22M</text:span></text:p>
          </table:table-cell>
          <table:table-cell office:value-type="string" table:style-name="ce2">
            <text:p>HILO MORTADELA BOCHA PULIDO MARRON 2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P22M.jpg</text:p>
          </table:table-cell>
          <table:table-cell table:number-columns-repeated="16372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3SUPER</text:span></text:p>
          </table:table-cell>
          <table:table-cell office:value-type="string" table:style-name="ce2">
            <text:p>HILO PULIDO SUPER AMARILLO Nº 3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OL3SUPER.jpg</text:p>
          </table:table-cell>
          <table:table-cell table:number-columns-repeated="16372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6SUPER</text:span></text:p>
          </table:table-cell>
          <table:table-cell office:value-type="string" table:style-name="ce2">
            <text:p>HILO PULIDO SUPER AMARILLO Nº 6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OL6SUPER.jpg</text:p>
          </table:table-cell>
          <table:table-cell table:number-columns-repeated="16372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frigorifico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<text:span text:style-name="T1">HPOL9SUPER</text:span></text:p>
          </table:table-cell>
          <table:table-cell office:value-type="string" table:style-name="ce2">
            <text:p>HILO PULIDO SUPER AMARILLO Nº 9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OL9SUPER.jpg</text:p>
          </table:table-cell>
          <table:table-cell table:number-columns-repeated="1637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180G</text:p>
          </table:table-cell>
          <table:table-cell office:value-type="string" table:style-name="ce2">
            <text:p>HILO POLIESTER CONITO</text:p>
          </table:table-cell>
          <table:table-cell table:style-name="ce2"/>
          <table:table-cell office:value-type="float" office:value="180" table:style-name="ce1">
            <text:p>18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OL180G.jpg</text:p>
          </table:table-cell>
          <table:table-cell table:number-columns-repeated="1637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160G</text:p>
          </table:table-cell>
          <table:table-cell office:value-type="string" table:style-name="ce2">
            <text:p>HILO POLIESTER CONITO</text:p>
          </table:table-cell>
          <table:table-cell table:style-name="ce2"/>
          <table:table-cell office:value-type="float" office:value="160" table:style-name="ce1">
            <text:p>16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OL160G.jpg</text:p>
          </table:table-cell>
          <table:table-cell table:number-columns-repeated="1637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LC2500</text:p>
          </table:table-cell>
          <table:table-cell office:value-type="string" table:style-name="ce2">
            <text:p>HILO POLIESTER CONO</text:p>
          </table:table-cell>
          <table:table-cell table:style-name="ce2"/>
          <table:table-cell office:value-type="float" office:value="2500" table:style-name="ce1">
            <text:p>25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POLC2500.jpg</text:p>
          </table:table-cell>
          <table:table-cell table:number-columns-repeated="1637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M</text:p>
          </table:table-cell>
          <table:table-cell office:value-type="string" table:style-name="ce2">
            <text:p>HILO MULTIFILAMENTO</text:p>
          </table:table-cell>
          <table:table-cell table:style-name="ce2"/>
          <table:table-cell office:value-type="float" office:value="180" table:style-name="ce1">
            <text:p>18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E500G</text:p>
          </table:table-cell>
          <table:table-cell office:value-type="string" table:style-name="ce2">
            <text:p>HILO PARA ENCAÑAR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CE500G.jpg</text:p>
          </table:table-cell>
          <table:table-cell table:number-columns-repeated="1637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E</text:p>
          </table:table-cell>
          <table:table-cell office:value-type="string" table:style-name="ce2">
            <text:p>HILO PARA ENFARDAR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V</text:p>
          </table:table-cell>
          <table:table-cell office:value-type="string" table:style-name="ce2">
            <text:p>HILO PABILO PARA VELAS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agroindust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27B900</text:p>
          </table:table-cell>
          <table:table-cell office:value-type="string" table:style-name="ce2">
            <text:p>HILO PIOLIN Nº 27</text:p>
          </table:table-cell>
          <table:table-cell table:style-name="ce2"/>
          <table:table-cell office:value-type="float" office:value="900" table:style-name="ce1">
            <text:p>9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3">
            <text:p>assets/img/catalogo/HCP27B900.jpg</text:p>
          </table:table-cell>
          <table:table-cell table:number-columns-repeated="1637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4-1C</text:p>
          </table:table-cell>
          <table:table-cell office:value-type="string" table:style-name="ce2">
            <text:p>HILO 4/1 ALGODÓ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C2000</text:p>
          </table:table-cell>
          <table:table-cell office:value-type="string" table:style-name="ce2">
            <text:p>HILO 4/3 ALGODON CRUDO EN CONO</text:p>
          </table:table-cell>
          <table:table-cell table:style-name="ce2"/>
          <table:table-cell office:value-type="float" office:value="11" table:style-name="ce1">
            <text:p>1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C3C2000.jpg</text:p>
          </table:table-cell>
          <table:table-cell table:number-columns-repeated="1637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3AC1500</text:p>
          </table:table-cell>
          <table:table-cell office:value-type="string" table:style-name="ce2">
            <text:p>HILO 4/3 AMARILLO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P3AC1500.jpg</text:p>
          </table:table-cell>
          <table:table-cell table:number-columns-repeated="1637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6C</text:p>
          </table:table-cell>
          <table:table-cell office:value-type="string" table:style-name="ce2">
            <text:p>HILO 4/6 ALGODON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C6C.jpg</text:p>
          </table:table-cell>
          <table:table-cell table:number-columns-repeated="1637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-1C</text:p>
          </table:table-cell>
          <table:table-cell office:value-type="string" table:style-name="ce2">
            <text:p>HILO 7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C7-1C.jpg</text:p>
          </table:table-cell>
          <table:table-cell table:number-columns-repeated="1637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-2C</text:p>
          </table:table-cell>
          <table:table-cell office:value-type="string" table:style-name="ce2">
            <text:p>HILO 7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C7-2C.jpg</text:p>
          </table:table-cell>
          <table:table-cell table:number-columns-repeated="1637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7-3C</text:p>
          </table:table-cell>
          <table:table-cell office:value-type="string" table:style-name="ce2">
            <text:p>HILO 7/3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C7-3C.jpg</text:p>
          </table:table-cell>
          <table:table-cell table:number-columns-repeated="1637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7-2VC</text:p>
          </table:table-cell>
          <table:table-cell office:value-type="string" table:style-name="ce2">
            <text:p>HILO 7/2 VERDE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P7-2VC.jpg</text:p>
          </table:table-cell>
          <table:table-cell table:number-columns-repeated="1637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7-3VC</text:p>
          </table:table-cell>
          <table:table-cell office:value-type="string" table:style-name="ce2">
            <text:p>HILO 7/3 VERDE PULI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P7-3VC.jpg</text:p>
          </table:table-cell>
          <table:table-cell table:number-columns-repeated="1637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8-1CRUC</text:p>
          </table:table-cell>
          <table:table-cell office:value-type="string" table:style-name="ce2">
            <text:p>HILO 8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C8-1CRUC.jpg</text:p>
          </table:table-cell>
          <table:table-cell table:number-columns-repeated="1637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MX8-1C</text:p>
          </table:table-cell>
          <table:table-cell office:value-type="string" table:style-name="ce2">
            <text:p>HILO 8/1 AMARILL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AMX8-1C.jpg</text:p>
          </table:table-cell>
          <table:table-cell table:number-columns-repeated="1637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Z8-1C</text:p>
          </table:table-cell>
          <table:table-cell office:value-type="string" table:style-name="ce2">
            <text:p>HILO 8/1 AZUL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AZ8-1C.jpg</text:p>
          </table:table-cell>
          <table:table-cell table:number-columns-repeated="1637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VC8-1C</text:p>
          </table:table-cell>
          <table:table-cell office:value-type="string" table:style-name="ce2">
            <text:p>HILO 8/1 VERDE CLAR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VC8-1C.jpg</text:p>
          </table:table-cell>
          <table:table-cell table:number-columns-repeated="1637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TC8-1C</text:p>
          </table:table-cell>
          <table:table-cell office:value-type="string" table:style-name="ce2">
            <text:p>HILO 8/1 GRIS TOP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8-1C</text:p>
          </table:table-cell>
          <table:table-cell office:value-type="string" table:style-name="ce2">
            <text:p>HILO 8/1 NEGR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N8-1C.jpg</text:p>
          </table:table-cell>
          <table:table-cell table:number-columns-repeated="1637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8-1C</text:p>
          </table:table-cell>
          <table:table-cell office:value-type="string" table:style-name="ce2">
            <text:p>HILO 8/1 BLANC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B8-1C.jpg</text:p>
          </table:table-cell>
          <table:table-cell table:number-columns-repeated="1637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OR8-1C</text:p>
          </table:table-cell>
          <table:table-cell office:value-type="string" table:style-name="ce2">
            <text:p>HILO 8/1 BORDO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BOR8-1C.jpg</text:p>
          </table:table-cell>
          <table:table-cell table:number-columns-repeated="1637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RA8-1C</text:p>
          </table:table-cell>
          <table:table-cell office:value-type="string" table:style-name="ce2">
            <text:p>HILO 8/1 FRANCI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FRA8-1C.jpg</text:p>
          </table:table-cell>
          <table:table-cell table:number-columns-repeated="1637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AR8-1C</text:p>
          </table:table-cell>
          <table:table-cell office:value-type="string" table:style-name="ce2">
            <text:p>HILO 8/1 NARANJ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NAR8-1C.jpg</text:p>
          </table:table-cell>
          <table:table-cell table:number-columns-repeated="1637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R8-1C</text:p>
          </table:table-cell>
          <table:table-cell office:value-type="string" table:style-name="ce2">
            <text:p>HILO 8/1 ROSA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R8-1C.jpg</text:p>
          </table:table-cell>
          <table:table-cell table:number-columns-repeated="1637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-1C</text:p>
          </table:table-cell>
          <table:table-cell office:value-type="string" table:style-name="ce2">
            <text:p>HILO 8/1 CELESTE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8-1C.jpg</text:p>
          </table:table-cell>
          <table:table-cell table:number-columns-repeated="1637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C-2C</text:p>
          </table:table-cell>
          <table:table-cell office:value-type="string" table:style-name="ce2">
            <text:p>HILO 8/2 “COLOR” 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8T-1C</text:p>
          </table:table-cell>
          <table:table-cell office:value-type="string" table:style-name="ce2">
            <text:p>HILO 8/1 “TINTORERIA”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2-1C</text:p>
          </table:table-cell>
          <table:table-cell office:value-type="string" table:style-name="ce2">
            <text:p>HILO 12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2-2C</text:p>
          </table:table-cell>
          <table:table-cell office:value-type="string" table:style-name="ce2">
            <text:p>HILO 12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4-1C</text:p>
          </table:table-cell>
          <table:table-cell office:value-type="string" table:style-name="ce2">
            <text:p>HILO 14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C14-1C.jpg</text:p>
          </table:table-cell>
          <table:table-cell table:number-columns-repeated="16372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4-2C</text:p>
          </table:table-cell>
          <table:table-cell office:value-type="string" table:style-name="ce2">
            <text:p>HILO 14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C14-2C.jpg</text:p>
          </table:table-cell>
          <table:table-cell table:number-columns-repeated="1637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N14-1TN</text:p>
          </table:table-cell>
          <table:table-cell office:value-type="string" table:style-name="ce2">
            <text:p>HILO 14/1 NEGR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B14-1C</text:p>
          </table:table-cell>
          <table:table-cell office:value-type="string" table:style-name="ce2">
            <text:p>HILO 14/1 BLANC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14-1VERMC</text:p>
          </table:table-cell>
          <table:table-cell office:value-type="string" table:style-name="ce2">
            <text:p>HILO 14/1 VERDE MUSG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AR14-1C</text:p>
          </table:table-cell>
          <table:table-cell office:value-type="string" table:style-name="ce2">
            <text:p>HILO 14/1 CARAMEL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SAL14-1C</text:p>
          </table:table-cell>
          <table:table-cell office:value-type="string" table:style-name="ce2">
            <text:p>HILO 14/1 SALVAD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T14-1C</text:p>
          </table:table-cell>
          <table:table-cell office:value-type="string" table:style-name="ce2">
            <text:p>HILO 14/1 GRIS TOP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MA14-1C</text:p>
          </table:table-cell>
          <table:table-cell office:value-type="string" table:style-name="ce2">
            <text:p>HILO 14/1 MARRON AFRICAN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GPL14-1C</text:p>
          </table:table-cell>
          <table:table-cell office:value-type="string" table:style-name="ce2">
            <text:p>HILO 14/1 GRIS PLATA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AZU14-1C</text:p>
          </table:table-cell>
          <table:table-cell office:value-type="string" table:style-name="ce2">
            <text:p>HILO 14/1 AZUL MARINO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O14-2C</text:p>
          </table:table-cell>
          <table:table-cell office:value-type="string" table:style-name="ce2">
            <text:p>HILO 14/2 “COLOR” T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6-1W</text:p>
          </table:table-cell>
          <table:table-cell office:value-type="string" table:style-name="ce2">
            <text:p>HILO 16/1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16-2C</text:p>
          </table:table-cell>
          <table:table-cell office:value-type="string" table:style-name="ce2">
            <text:p>HILO 16/2 CRU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W24-1C</text:p>
          </table:table-cell>
          <table:table-cell office:value-type="string" table:style-name="ce2">
            <text:p>HILO 24/1 WATER ALGODO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4-2C</text:p>
          </table:table-cell>
          <table:table-cell office:value-type="string" table:style-name="ce2">
            <text:p>HILO 24/2 WATER ALGODON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C24-2C.jpg</text:p>
          </table:table-cell>
          <table:table-cell table:number-columns-repeated="16372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24-1C</text:p>
          </table:table-cell>
          <table:table-cell office:value-type="string" table:style-name="ce2">
            <text:p>HILO 24/1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24-2PEIN</text:p>
          </table:table-cell>
          <table:table-cell office:value-type="string" table:style-name="ce2">
            <text:p>HILO 24/2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30-1C</text:p>
          </table:table-cell>
          <table:table-cell office:value-type="string" table:style-name="ce2">
            <text:p>HILO 30/1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30-2PEIN</text:p>
          </table:table-cell>
          <table:table-cell office:value-type="string" table:style-name="ce2">
            <text:p>HILO 30/2 PEINADO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PO24-1C</text:p>
          </table:table-cell>
          <table:table-cell office:value-type="string" table:style-name="ce2">
            <text:p>HILO 24/1 POLIESTER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1</text:p>
          </table:table-cell>
          <table:table-cell office:value-type="string" table:style-name="ce2">
            <text:p>HILO PABILO Nº 1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p/tejeduria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CP1X3</text:p>
          </table:table-cell>
          <table:table-cell office:value-type="string" table:style-name="ce2">
            <text:p>HILO PABILO Nº 1 X 3 CABOS EN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3">
            <text:p>assets/img/catalogo/HCP1X3.jpg</text:p>
          </table:table-cell>
          <table:table-cell table:number-columns-repeated="1637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4-3</text:p>
          </table:table-cell>
          <table:table-cell office:value-type="string" table:style-name="ce2">
            <text:p>TRABAJO A FASON RETORCIDO 4/3 CONO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7-2</text:p>
          </table:table-cell>
          <table:table-cell office:value-type="string" table:style-name="ce2">
            <text:p>TRABAJO A FASON RETORCIDO 7/2 ó 7/3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12-2</text:p>
          </table:table-cell>
          <table:table-cell office:value-type="string" table:style-name="ce2">
            <text:p>TRABAJO A FASON RETORCIDO 12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14-2</text:p>
          </table:table-cell>
          <table:table-cell office:value-type="string" table:style-name="ce2">
            <text:p>TRABAJO A FASON RETORCIDO 14/2 ó 16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24-2</text:p>
          </table:table-cell>
          <table:table-cell office:value-type="string" table:style-name="ce2">
            <text:p>TRABAJO A FASON RETORCIDO 24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HFA30-2</text:p>
          </table:table-cell>
          <table:table-cell office:value-type="string" table:style-name="ce2">
            <text:p>TRABAJO A FASON RETORCIDO 30/2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unid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T200</text:p>
          </table:table-cell>
          <table:table-cell office:value-type="string" table:style-name="ce2">
            <text:p>TRABAJO A FASON MADEJA TITULO 1</text:p>
          </table:table-cell>
          <table:table-cell table:style-name="ce2"/>
          <table:table-cell office:value-type="float" office:value="200" table:style-name="ce1">
            <text:p>2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O100</text:p>
          </table:table-cell>
          <table:table-cell office:value-type="string" table:style-name="ce2">
            <text:p>TRABAJO A FASON OVILLADO TITULO 1</text:p>
          </table:table-cell>
          <table:table-cell table:style-name="ce2"/>
          <table:table-cell office:value-type="float" office:value="100" table:style-name="ce1">
            <text:p>100</text:p>
          </table:table-cell>
          <table:table-cell office:value-type="string" table:style-name="ce1">
            <text:p>gr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textil</text:p>
          </table:table-cell>
          <table:table-cell office:value-type="string" table:style-name="ce1">
            <text:p>hilo fason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MFAV1K</text:p>
          </table:table-cell>
          <table:table-cell office:value-type="string" table:style-name="ce2">
            <text:p>TRABAJO A FASON VAPORIZADO TITULO 1</text:p>
          </table:table-cell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kg</text:p>
          </table:table-cell>
          <table:table-cell table:number-columns-repeated="2" table:style-name="ce1"/>
          <table:table-cell office:value-type="string" table:style-name="ce2">
            <text:p>assets/img/catalogo/default.jpg</text:p>
          </table:table-cell>
          <table:table-cell table:number-columns-repeated="16372"/>
        </table:table-row>
        <table:table-row table:number-rows-repeated="1048287" table:style-name="ro1">
          <table:table-cell table:number-columns-repeated="16384"/>
        </table:table-row>
      </table:table>
      <table:database-ranges>
        <table:database-range table:target-range-address="articulos.A1:articulos.N28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  <style:font-face style:name="Carlito" svg:font-family="Carlit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phpMyAdmin 5.1.1</meta:initial-creator>
    <dc:creator>Daniel Ruben de Brito</dc:creator>
    <meta:creation-date>2023-01-29T18:58:02Z</meta:creation-date>
    <dc:date>2023-03-10T02:07:32Z</dc:date>
  </office:meta>
</office:document-meta>
</file>